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Hyperlink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5"/></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5"/></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5"/></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5"/></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5"/></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5"/></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5"/></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5"/></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5"/></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5"/></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3"/></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3"/></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675296976"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3027316236"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56M11S</meta:editing-duration>
    <meta:editing-cycles>925</meta:editing-cycles>
    <meta:generator>LibreOffice/6.3.3.2$Linux_X86_64 LibreOffice_project/a64200df03143b798afd1ec74a12ab50359878ed</meta:generator>
    <dc:date>2019-12-15T22:32:08.260514536</dc:date>
    <meta:document-statistic meta:table-count="4" meta:image-count="0" meta:object-count="0" meta:page-count="5" meta:paragraph-count="112" meta:word-count="681" meta:character-count="5302"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erlinks.xml><?xml version="1.0" encoding="utf-8"?>
<!DOCTYPE module  PUBLIC '-//OpenOffice.org//DTD OfficeDocument 1.0//EN'  'module.dtd'>
<script:module xmlns:script="http://openoffice.org/2000/script" script:name="Hyperlinks" script:language="StarBasic">Sub removeHyperlinks()
	Dim statusIndicator as Object
	Dim aNote As Object
	statusIndicator = ThisComponent.getCurrentController.StatusIndicator
	statusIndicator.Start("Удаление гиперссылок, подождите",10)
	removeHLInText(ThisComponent.Text)
	For x = 0 to ThisComponent.FootNotes.Count -1
	  aNote = ThisComponent.FootNotes.getByIndex(x)
	  removeHLInText(aNote.Text)
	Next
	For x = 0 to ThisComponent.EndNotes.Count -1
	  aNote = ThisComponent.EndNotes.getByIndex(x)
	  removeHLInText(aNote.Text)
	Next
	statusIndicator.end()
End Sub

Sub removeHLInText(textElement)
	Dim enum1Element As Object
	Dim enum1 As Object
	Dim i As Integer
	Dim cell As Object
	enum1 = textElement.createEnumeration()
	While enum1.hasMoreElements
		enum1Element = enum1.nextElement
		If enum1Element.supportsService("com.sun.star.text.Paragraph") Then
			removeHLInPara(enum1Element)
		ElseIf enum1Element.supportsService("com.sun.star.text.TextTable") Then
			cellNames = enum1Element.cellNames
			For i = LBound(cellNames) To Ubound(cellNames)
				cell = enum1Element.getCellByName(cellNames(i))
				cellText = cell.getText()
				removeHLInText(cellText)
		    Next i
		Else 
		EndIf
	Wend 
End Sub

Sub removeHLInPara(para)
	Dim enum1Element As Object
	Dim enum1 As Object
	Dim elPropertySetInfo As Object
	Dim i As Integer
	enum1 = para.createEnumeration()
	While enum1.hasMoreElements
		enum1Element = enum1.nextElement
		elPropertySetInfo = enum1Element.getPropertySetInfo()
		If elPropertySetInfo.hasPropertyByName("HyperLinkURL") Then
			enum1Element.HyperLinkURL=""
		EndIf
	Wend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Hyperlinks.removeHyper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element library:name="Hyperlin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